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Text_20_body" style:list-style-name="L1">
      <style:text-properties officeooo:rsid="001b9d5b" officeooo:paragraph-rsid="001b9d5b"/>
    </style:style>
    <style:style style:name="P7" style:family="paragraph" style:parent-style-name="Text_20_body" style:list-style-name="L2">
      <style:text-properties officeooo:rsid="001eac10" officeooo:paragraph-rsid="001eac10"/>
    </style:style>
    <style:style style:name="P8" style:family="paragraph" style:parent-style-name="Text_20_body" style:list-style-name="L2">
      <style:text-properties officeooo:rsid="0020860d" officeooo:paragraph-rsid="0020860d"/>
    </style:style>
    <style:style style:name="P9" style:family="paragraph" style:parent-style-name="Text_20_body">
      <style:text-properties officeooo:rsid="0020e406" officeooo:paragraph-rsid="0020e406"/>
    </style:style>
    <style:style style:name="P10" style:family="paragraph" style:parent-style-name="Heading_20_1">
      <style:text-properties officeooo:rsid="001b9d5b" officeooo:paragraph-rsid="001b9d5b"/>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ee58d"/>
    </style:style>
    <style:style style:name="T2" style:family="text">
      <style:text-properties officeooo:rsid="0020e40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105_223344759" text:style-name="Index_20_Link" text:visited-style-name="Index_20_Link">Cartesian/Polar Grid Pattern Matching<text:tab/>1</text:a></text:p>
          <text:p text:style-name="P11"><text:a xlink:type="simple" xlink:href="#__RefHeading__33_1488024261" text:style-name="Index_20_Link" text:visited-style-name="Index_20_Link">Tutorial Video<text:tab/>1</text:a></text:p>
          <text:p text:style-name="P11"><text:a xlink:type="simple" xlink:href="#__RefHeading__35_1488024261" text:style-name="Index_20_Link" text:visited-style-name="Index_20_Link">Help Engine<text:tab/>2</text:a></text:p>
          <text:p text:style-name="P11"><text:a xlink:type="simple" xlink:href="#__RefHeading__70_180482465" text:style-name="Index_20_Link" text:visited-style-name="Index_20_Link">JPEG2000<text:tab/>2</text:a></text:p>
          <text:p text:style-name="P12"><text:a xlink:type="simple" xlink:href="#__RefHeading__72_180482465" text:style-name="Index_20_Link" text:visited-style-name="Index_20_Link">Plugin qtjp2imageformat<text:tab/>2</text:a></text:p>
          <text:p text:style-name="P12"><text:a xlink:type="simple" xlink:href="#__RefHeading__74_180482465" text:style-name="Index_20_Link" text:visited-style-name="Index_20_Link">OpenJPEG<text:tab/>2</text:a></text:p>
        </text:index-body>
      </text:table-of-content>
      <text:h text:style-name="P10" text:outline-level="1"/>
      <text:h text:style-name="P10" text:outline-level="1"><text:bookmark-start text:name="__RefHeading__105_223344759"/>Cartesian/Polar Grid Pattern Matching<text:bookmark-end text:name="__RefHeading__105_223344759"/></text:h>
      <text:p text:style-name="P3">Options:</text:p>
      <text:list xml:id="list4536021903011338685" text:style-name="L1">
        <text:list-item>
          <text:p text:style-name="P6">Search parameter space of (grid line count, grid line start, grid line number, angle) for X and Y separately, while performing fast cross correlations using FFTW3.</text:p>
        </text:list-item>
        <text:list-item>
          <text:p text:style-name="P6">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utorial Video<text:bookmark-end text:name="__RefHeading__33_1488024261"/></text:h>
      <text:p text:style-name="P5">Originally the tutorial video was to be added to the qrc file, but that caused a segfault on a 9MB file. 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text:soft-page-break/>Help Engine<text:bookmark-end text:name="__RefHeading__35_1488024261"/></text:h>
      <text:list xml:id="list8262125857938748995" text:style-name="L2">
        <text:list-item>
          <text:p text:style-name="P7">Installed qttools5-dev <text:span text:style-name="T1">and qttools-dev-tools</text:span> in muon </text:p>
        </text:list-item>
        <text:list-item>
          <text:p text:style-name="P8">'build' script in help subdirectory builds the help files for the engauge executable. If the help files are not built, selecting Help / Help menu option brings up an empty Help dialog.</text:p>
        </text:list-item>
      </text:list>
      <text:h text:style-name="Heading_20_1" text:outline-level="1"><text:bookmark-start text:name="__RefHeading__70_180482465"/>JPEG2000<text:bookmark-end text:name="__RefHeading__70_180482465"/></text:h>
      <text:h text:style-name="Heading_20_2" text:outline-level="2"><text:bookmark-start text:name="__RefHeading__72_180482465"/>Plugin qtjp2imageform<text:span text:style-name="T2">at</text:span><text:bookmark-end text:name="__RefHeading__72_180482465"/></text:h>
      <text:p text:style-name="P9">Downloaded from <text:a xlink:type="simple" xlink:href="https://github.com/kbinani/qt-solutions">https://github.com/kbinani/qt-solutions</text:a>. Code is from qt3 and unmaintained. This requires the JasPer library, which according to <text:a xlink:type="simple" xlink:href="https://en.wikipedia.org/wiki/JPEG_2000">https://en.wikipedia.org/wiki/JPEG_2000</text:a> has limited JPEG2000 feature support. </text:p>
      <text:h text:style-name="Heading_20_2" text:outline-level="2"><text:bookmark-start text:name="__RefHeading__74_180482465"/>OpenJPEG<text:bookmark-end text:name="__RefHeading__74_180482465"/></text:h>
      <text:p text:style-name="P9">Self-contained library with attractive licensin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5-10-01T20:22:45.021222829</dc:date>
    <meta:editing-duration>PT16S</meta:editing-duration>
    <meta:editing-cycles>8</meta:editing-cycles>
    <meta:generator>LibreOffice/4.2.8.2$Linux_x86 LibreOffice_project/420m0$Build-2</meta:generator>
    <meta:document-statistic meta:table-count="0" meta:image-count="0" meta:object-count="0" meta:page-count="2" meta:paragraph-count="26" meta:word-count="337" meta:character-count="2172" meta:non-whitespace-character-count="1861"/>
  </office:meta>
</office:document-meta>
</file>